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b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github.com/</text:span><text:a xlink:type="simple" xlink:href="https://github.com/GranTiete2025/ProgramacaoWeb" text:style-name="Internet_20_link" text:visited-style-name="Visited_20_Internet_20_Link">GranTiete2025/ProgramacaoWeb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9:11:21.174000000</meta:creation-date>
    <dc:date>2025-02-27T19:54:07.236000000</dc:date>
    <meta:editing-duration>PT32M2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39"/>
    <meta:generator>LibreOffice/24.2.0.3$Windows_X86_64 LibreOffice_project/da48488a73ddd66ea24cf16bbc4f7b9c08e9bea1</meta:generator>
  </office:meta>
</office:document-meta>
</file>